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" style:family="paragraph" style:parent-style-name="Standard">
      <style:paragraph-properties fo:text-align="justify" style:justify-single-word="false"/>
      <style:text-properties officeooo:rsid="0008a5d0"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4" style:family="paragraph" style:parent-style-name="Standard" style:list-style-name="L3">
      <style:paragraph-properties fo:text-align="justify" style:justify-single-word="false"/>
      <style:text-properties officeooo:paragraph-rsid="000f450b"/>
    </style:style>
    <style:style style:name="P5" style:family="paragraph" style:parent-style-name="Standard">
      <style:paragraph-properties fo:text-align="justify" style:justify-single-word="false"/>
      <style:text-properties officeooo:paragraph-rsid="000d63f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7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0d465a" officeooo:paragraph-rsid="000f450b"/>
    </style:style>
    <style:style style:name="P9" style:family="paragraph" style:parent-style-name="Standard">
      <style:paragraph-properties fo:text-align="justify" style:justify-single-word="false"/>
      <style:text-properties officeooo:rsid="000d465a" officeooo:paragraph-rsid="000d63f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0f450b" officeooo:paragraph-rsid="000f450b"/>
    </style:style>
    <style:style style:name="P16" style:family="paragraph" style:parent-style-name="Standard">
      <style:paragraph-properties fo:text-align="justify" style:justify-single-word="false"/>
      <style:text-properties officeooo:rsid="00105202" officeooo:paragraph-rsid="00105202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officeooo:rsid="001b5e1d" style:font-weight-asian="normal" style:font-weight-complex="normal"/>
    </style:style>
    <style:style style:name="T5" style:family="text">
      <style:text-properties officeooo:rsid="000f450b"/>
    </style:style>
    <style:style style:name="T6" style:family="text">
      <style:text-properties officeooo:rsid="000ff8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GRAMMING FUNDAMENTALS ASSIGNMENT – 2</text:p>
      <text:p text:style-name="P13"/>
      <text:p text:style-name="P11">1. Elucidate the following concepts: 'Statically Typed Language', 'Dynamically Typed Language', 'Strongly Typed Language', and 'Loosely Typed Language'? Also, into which of these categories would Java fall?”</text:p>
      <text:p text:style-name="P5"/>
      <text:list xml:id="list3045739952" text:style-name="L1">
        <text:list-item>
          <text:p text:style-name="P1">Statically Typed Language – Computer Language which Type checking during the compiling stage.</text:p>
          <text:p text:style-name="P10">Ex : java,C,C+<text:span text:style-name="T5">+</text:span>,Rust,Go,Scala</text:p>
          <text:p text:style-name="P10"/>
        </text:list-item>
        <text:list-item>
          <text:p text:style-name="P1">Dynamically Typed Language – Computer Language which Type checking during run time.</text:p>
          <text:p text:style-name="P10">Ex : <text:span text:style-name="T4">Perl, Ruby, Python, PHP, JavaScript, Erlang</text:span></text:p>
          <text:p text:style-name="P10"><text:span text:style-name="T4"/></text:p>
        </text:list-item>
        <text:list-item>
          <text:p text:style-name="P1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14">Ex : java,C++,swift</text:p>
          <text:p text:style-name="P14"/>
        </text:list-item>
        <text:list-item>
          <text:p text:style-name="P1">Loose Typed Language – <text:span text:style-name="T2">The language that not consider the data types.</text:span></text:p>
          <text:p text:style-name="P14">Ex : PHP,Perl</text:p>
          <text:p text:style-name="P14"/>
        </text:list-item>
        <text:list-item>
          <text:p text:style-name="P6">Java falls to Dynamically Typed Language and Strongly Types Language.</text:p>
        </text:list-item>
      </text:list>
      <text:p text:style-name="P7"/>
      <text:p text:style-name="P12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3"/>
      <text:list xml:id="list3256813585" text:style-name="L3">
        <text:list-item>
          <text:p text:style-name="P4"><text:span text:style-name="T3">Case-sensitive Language - </text:span>A case-sensitive language is a programming language in which the distinction between uppercase and lowercase letters is significant. </text:p>
          <text:p text:style-name="P15">Ex : java,<text:span text:style-name="T6">C,C++,C#,Phython,Ruby,javaScript</text:span></text:p>
          <text:p text:style-name="P15"/>
        </text:list-item>
        <text:list-item>
          <text:p text:style-name="P4"><text:span text:style-name="T3">Case-Insensitive Language - </text:span>A case-insensitive language is a programming language in which the distinction between uppercase and lowercase letters is not significant .</text:p>
          <text:p text:style-name="P4"/>
        </text:list-item>
        <text:list-item>
          <text:p text:style-name="P8">Java is a Case-sensitive Language </text:p>
        </text:list-item>
      </text:list>
      <text:p text:style-name="P16"/>
      <text:p text:style-name="P2"/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12:13:42.439472313</dc:date>
    <meta:editing-duration>PT29M23S</meta:editing-duration>
    <meta:editing-cycles>3</meta:editing-cycles>
    <meta:document-statistic meta:table-count="0" meta:image-count="0" meta:object-count="0" meta:page-count="1" meta:paragraph-count="22" meta:word-count="207" meta:character-count="1396" meta:non-whitespace-character-count="1217"/>
  </office:meta>
</office:document-meta>
</file>